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ew Document</text:p>
      <text:p text:style-name="Subtitle">Sub-title</text:p>
      <text:h text:style-name="Heading_20_1" text:outline-level="1">My Heading</text:h>
      <text:p text:style-name="Text_20_body">And here's just some plain 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Neiman</meta:initial-creator>
    <meta:creation-date>2015-12-14T11:12:58.918456000</meta:creation-date>
    <dc:date>2015-12-14T11:14:22.345995000</dc:date>
    <dc:creator>David Neiman</dc:creator>
    <meta:editing-duration>PT1M24S</meta:editing-duration>
    <meta:editing-cycles>1</meta:editing-cycles>
    <meta:generator>OpenOffice/4.1.1$Unix OpenOffice.org_project/411m6$Build-9775</meta:generator>
    <meta:document-statistic meta:table-count="0" meta:image-count="0" meta:object-count="0" meta:page-count="1" meta:paragraph-count="4" meta:word-count="11" meta:character-count="62"/>
  </office:meta>
</office:document-meta>
</file>